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44c1" officeooo:paragraph-rsid="000644c1"/>
    </style:style>
    <style:style style:name="P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0644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8"/>creating lamp server on Amazon Linux-2(Linux-2, Apache-2.4, mysql-5.6 and Php-7.2)</text:p>
      <text:p text:style-name="Standard"/>
      <text:p text:style-name="Standard">#yum install epel-release</text:p>
      <text:p text:style-name="Standard">#rpm -Uvh http://rpms.famillecollet.com/enterprise/remi-release-7.rpm</text:p>
      <text:p text:style-name="Standard">#rpm -Uvh http://repo.mysql.com/mysql-community-release-el7-7.noarch.rpm</text:p>
      <text:p text:style-name="Standard"/>
      <text:p text:style-name="Standard">#sudo yum update -y</text:p>
      <text:p text:style-name="Standard">#yum -y install httpd</text:p>
      <text:p text:style-name="Standard">#systemctl start httpd.service</text:p>
      <text:p text:style-name="Standard">#systemctl enable httpd</text:p>
      <text:p text:style-name="Standard"/>
      <text:p text:style-name="Standard">#rpm -Uvh http://rpms.remirepo.net/enterprise/remi-release-7.rpm</text:p>
      <text:p text:style-name="Standard">#yum -y install yum-utils</text:p>
      <text:p text:style-name="Standard">#yum update</text:p>
      <text:p text:style-name="Standard">#yum-config-manager --enable remi-php72</text:p>
      <text:p text:style-name="Standard">#yum -y install php php-opcache</text:p>
      <text:p text:style-name="Standard">#systemctl restart httpd.service</text:p>
      <text:p text:style-name="Standard">#nano /var/www/html/info.php</text:p>
      <text:p text:style-name="Standard"/>
      <text:p text:style-name="Standard">&lt;?php</text:p>
      <text:p text:style-name="Standard">phpinfo();</text:p>
      <text:p text:style-name="Standard"/>
      <text:p text:style-name="Standard">#wget http://repo.mysql.com/mysql-community-release-el7-5.noarch.rpm</text:p>
      <text:p text:style-name="Standard">#yum install mysql-server</text:p>
      <text:p text:style-name="Standard">#systemctl start mysqld.service</text:p>
      <text:p text:style-name="Standard">#mysql_secure_installation</text:p>
      <text:p text:style-name="Standard">#systemctl restart mysqld.service</text:p>
      <text:p text:style-name="Standard">#systemctl enable mysqld.service</text:p>
      <text:p text:style-name="Standard">#mysql -u root -p <text:s/>(login to root)</text:p>
      <text:p text:style-name="Standard">#systemctl status httpd</text:p>
      <text:p text:style-name="Standard"/>
      <text:p text:style-name="Standard"/>
      <text:p text:style-name="Standard"/>
      <text:p text:style-name="Standard">https://tecadmin.net/install-php-7-apache-2-4-mysql-on-centos-rhel/</text:p>
      <text:p text:style-name="Standard"/>
      <text:p text:style-name="Standard">================================================================================================</text:p>
      <text:p text:style-name="Standard"/>
      <text:p text:style-name="Standard"/>
      <text:p text:style-name="Standard"/>
      <text:p text:style-name="Standard"/>
      <text:p text:style-name="Standard"/>
      <text:p text:style-name="Standard">installing ftp and creating user.</text:p>
      <text:p text:style-name="Standard"/>
      <text:p text:style-name="Standard">#yum -y update</text:p>
      <text:p text:style-name="Standard">#yum -y install vsftpd</text:p>
      <text:p text:style-name="Standard">#vim /etc/vsftpd/vsftpd.conf</text:p>
      <text:p text:style-name="Standard">#anonymous_enable=NO <text:s text:c="5"/></text:p>
      <text:p text:style-name="Standard">#local_enable=YES <text:s text:c="12"/>{uncomment}</text:p>
      <text:p text:style-name="Standard">#write_enable=YES <text:s text:c="12"/>{uncomment}</text:p>
      <text:p text:style-name="Standard">#chroot_local_user=YES <text:s text:c="7"/>{uncomment}</text:p>
      <text:p text:style-name="Standard">#vim /etc/vsftpd/chroot_list</text:p>
      <text:p text:style-name="Standard"><text:soft-page-break/>#systemctl restart vsftpd</text:p>
      <text:p text:style-name="Standard">#systemctl enable vsftpd</text:p>
      <text:p text:style-name="Standard">#setsebool -P ftp_home_dir on</text:p>
      <text:p text:style-name="Standard">#useradd username</text:p>
      <text:p text:style-name="Standard">#passwd username</text:p>
      <text:p text:style-name="Standard">enter password=</text:p>
      <text:p text:style-name="Standard"/>
      <text:p text:style-name="Standard"/>
      <text:p text:style-name="Standard">CREATING JAILED USER:</text:p>
      <text:p text:style-name="Standard"><text:s/></text:p>
      <text:p text:style-name="Standard">#sudo adduser sammyfiles</text:p>
      <text:p text:style-name="Standard">#sudo passwd sammyfiles</text:p>
      <text:p text:style-name="Standard">#sudo mkdir -p /var/sftp/uploads</text:p>
      <text:p text:style-name="Standard">#sudo chown root:root /var/sftp</text:p>
      <text:p text:style-name="Standard">#sudo chmod 755 /var/sftp</text:p>
      <text:p text:style-name="Standard">#sudo chown sammyfiles:sammyfiles /var/sftp/uploads</text:p>
      <text:p text:style-name="Standard"/>
      <text:p text:style-name="Standard"/>
      <text:p text:style-name="Standard">Restricting Access to One Directory</text:p>
      <text:p text:style-name="Standard"/>
      <text:p text:style-name="Standard">#sudo vi /etc/ssh/sshd_config</text:p>
      <text:p text:style-name="Standard"/>
      <text:p text:style-name="Standard">Scroll to the very bottom of the file and append the following configuration snippet:</text:p>
      <text:p text:style-name="Standard"/>
      <text:p text:style-name="Standard">. . .</text:p>
      <text:p text:style-name="Standard"/>
      <text:p text:style-name="Standard">Match User sammyfiles</text:p>
      <text:p text:style-name="Standard">ForceCommand internal-sftp</text:p>
      <text:p text:style-name="Standard">PasswordAuthentication yes</text:p>
      <text:p text:style-name="Standard">ChrootDirectory /var/sftp</text:p>
      <text:p text:style-name="Standard">PermitTunnel no</text:p>
      <text:p text:style-name="Standard">AllowAgentForwarding no</text:p>
      <text:p text:style-name="Standard">AllowTcpForwarding no</text:p>
      <text:p text:style-name="Standard">X11Forwarding no</text:p>
      <text:p text:style-name="Standard"/>
      <text:p text:style-name="Standard">sudo systemctl restart sshd</text:p>
      <text:p text:style-name="Standard"/>
      <text:p text:style-name="Standard">DONE</text:p>
      <text:p text:style-name="Standard"/>
      <text:p text:style-name="Standard">===============================================================================================</text:p>
      <text:p text:style-name="Standard"/>
      <text:p text:style-name="Standard"/>
      <text:p text:style-name="Standard"><text:s text:c="10"/>CREATING VIRTUAL HOST (MULTIPLE WEBSITES)</text:p>
      <text:p text:style-name="Standard"/>
      <text:p text:style-name="Standard">Now, create two directory for websites www.vhost1.com and www.vhost2.com under Apache default document root directory.</text:p>
      <text:p text:style-name="Standard"/>
      <text:p text:style-name="Standard">#sudo mkdir -p /var/www/html/www.vhost1.com</text:p>
      <text:p text:style-name="Standard">#sudo mkdir -p /var/www/html/www.vhost2.com</text:p>
      <text:p text:style-name="Standard"/>
      <text:p text:style-name="Standard"/>
      <text:p text:style-name="Standard"><text:soft-page-break/>Now, you need to create an index.html file for each website which will identify that specific domain.</text:p>
      <text:p text:style-name="Standard"/>
      <text:p text:style-name="Standard">Let's create an index.html file for the www.vhost1.com virtual host.</text:p>
      <text:p text:style-name="Standard"/>
      <text:p text:style-name="Standard">#sudo nano /var/www/html/www.vhost1.com/index.html</text:p>
      <text:p text:style-name="Standard"/>
      <text:p text:style-name="Standard">Add the following content.</text:p>
      <text:p text:style-name="Standard"/>
      <text:p text:style-name="Standard">&lt;html&gt;</text:p>
      <text:p text:style-name="Standard"/>
      <text:p text:style-name="Standard">&lt;head&gt;</text:p>
      <text:p text:style-name="Standard"><text:s/>&lt;title&gt;www.vhost1.com&lt;/title&gt;</text:p>
      <text:p text:style-name="Standard">&lt;/head&gt;</text:p>
      <text:p text:style-name="Standard"/>
      <text:p text:style-name="Standard">&lt;body&gt;</text:p>
      <text:p text:style-name="Standard"><text:s/>&lt;h1&gt;The vhost1.com virtual host is working!&lt;/h1&gt;</text:p>
      <text:p text:style-name="Standard">&lt;/body&gt;</text:p>
      <text:p text:style-name="Standard"/>
      <text:p text:style-name="Standard">&lt;/html&gt;</text:p>
      <text:p text:style-name="Standard"/>
      <text:p text:style-name="Standard"/>
      <text:p text:style-name="Standard">#sudo nano /var/www/html/www.vhost2.com/index.html</text:p>
      <text:p text:style-name="Standard"/>
      <text:p text:style-name="Standard">&lt;html&gt;</text:p>
      <text:p text:style-name="Standard"/>
      <text:p text:style-name="Standard">&lt;head&gt;</text:p>
      <text:p text:style-name="Standard"><text:s/>&lt;title&gt;www.vhost2.com&lt;/title&gt;</text:p>
      <text:p text:style-name="Standard">&lt;/head&gt;</text:p>
      <text:p text:style-name="Standard"/>
      <text:p text:style-name="Standard">&lt;body&gt;</text:p>
      <text:p text:style-name="Standard"><text:s/>&lt;h1&gt;The vhost2.com virtual host is working!&lt;/h1&gt;</text:p>
      <text:p text:style-name="Standard">&lt;/body&gt;</text:p>
      <text:p text:style-name="Standard"/>
      <text:p text:style-name="Standard">&lt;/html&gt;</text:p>
      <text:p text:style-name="Standard"/>
      <text:p text:style-name="Standard"/>
      <text:p text:style-name="Standard">You can change the ownership with the chown command.</text:p>
      <text:p text:style-name="Standard"/>
      <text:p text:style-name="Standard">#sudo chown -R apache:apache /var/www/html/www.vhost1.com</text:p>
      <text:p text:style-name="Standard">#sudo chown -R apache:apache /var/www/html/www.vhost2.com</text:p>
      <text:p text:style-name="Standard"/>
      <text:p text:style-name="Standard"/>
      <text:p text:style-name="Standard"/>
      <text:p text:style-name="Standard"/>
      <text:p text:style-name="Standard">You should also make the Apache document root /var/www/html directory world readable, so that everyone can read files from that directory.</text:p>
      <text:p text:style-name="Standard"/>
      <text:p text:style-name="Standard">#sudo chmod -R 755 /var/www/html</text:p>
      <text:p text:style-name="Standard"/>
      <text:p text:style-name="Standard">Let's create a virtual host file for the website www.vhost1.com.</text:p>
      <text:p text:style-name="Standard"/>
      <text:p text:style-name="Standard"><text:soft-page-break/>#sudo nano /etc/httpd/conf.d/vhost1.com.conf</text:p>
      <text:p text:style-name="Standard"/>
      <text:p text:style-name="Standard">Add the following content.</text:p>
      <text:p text:style-name="Standard"/>
      <text:p text:style-name="Standard">&lt;VirtualHost *:80&gt;</text:p>
      <text:p text:style-name="Standard"/>
      <text:p text:style-name="Standard"><text:s text:c="2"/>ServerName www.vhost1.com</text:p>
      <text:p text:style-name="Standard"><text:s text:c="2"/>ServerAlias vhost1.com</text:p>
      <text:p text:style-name="Standard"><text:s text:c="2"/>DocumentRoot /var/www/html/www.vhost1.com</text:p>
      <text:p text:style-name="Standard"><text:s text:c="2"/>ErrorLog /var/www/html/www.vhost1.com/error.log</text:p>
      <text:p text:style-name="Standard"><text:s text:c="2"/>CustomLog /var/www/html/www.vhost1.com/access.log combined</text:p>
      <text:p text:style-name="Standard"/>
      <text:p text:style-name="Standard">&lt;/VirtualHost&gt;</text:p>
      <text:p text:style-name="Standard"/>
      <text:p text:style-name="Standard">Similarly, create a virtual host file for the website www.vhost2.com.</text:p>
      <text:p text:style-name="Standard"/>
      <text:p text:style-name="Standard">#sudo nano /etc/httpd/conf.d/vhost2.com.conf</text:p>
      <text:p text:style-name="Standard"/>
      <text:p text:style-name="Standard">Add the following content.</text:p>
      <text:p text:style-name="Standard"/>
      <text:p text:style-name="Standard">&lt;VirtualHost *:80&gt;</text:p>
      <text:p text:style-name="Standard"/>
      <text:p text:style-name="Standard"><text:s text:c="2"/>ServerName www.vhost2.com</text:p>
      <text:p text:style-name="Standard"><text:s text:c="2"/>ServerAlias vhost2.com</text:p>
      <text:p text:style-name="Standard"><text:s text:c="2"/>DocumentRoot /var/www/html/www.vhost2.com</text:p>
      <text:p text:style-name="Standard"><text:s text:c="2"/>ErrorLog /var/www/html/www.vhost2.com/error.log</text:p>
      <text:p text:style-name="Standard"><text:s text:c="2"/>CustomLog /var/www/html/www.vhost2.com/access.log combined</text:p>
      <text:p text:style-name="Standard"/>
      <text:p text:style-name="Standard">&lt;/VirtualHost&gt;</text:p>
      <text:p text:style-name="Standard"/>
      <text:p text:style-name="Standard"/>
      <text:p text:style-name="Standard">To do this, on the desktop Linux machine that you want to access the www.vhost1.com and www.vhost2.com websites from, open the /etc/hosts file:</text:p>
      <text:p text:style-name="Standard"/>
      <text:p text:style-name="Standard">#sudo nano /etc/hosts</text:p>
      <text:p text:style-name="Standard"/>
      <text:p text:style-name="Standard"/>
      <text:p text:style-name="Standard">Add the following lines, using the static IP address of your server:</text:p>
      <text:p text:style-name="Standard"/>
      <text:p text:style-name="Standard">#192.0.2.0 www.vhost1.com</text:p>
      <text:p text:style-name="Standard">#192.0.2.0 www.vhost2.com</text:p>
      <text:p text:style-name="Standard">==============================================================================================</text:p>
      <text:p text:style-name="Standard"/>
      <text:p text:style-name="Standard"/>
      <text:p text:style-name="Standard">After the syntax check is done, restart Apache to make these changes take effect.</text:p>
      <text:p text:style-name="Standard"/>
      <text:p text:style-name="Standard">sudo systemctl restart httpd</text:p>
      <text:p text:style-name="Standard"/>
      <text:p text:style-name="Standard"/>
      <text:p text:style-name="Standard"/>
      <text:p text:style-name="Standard"/>
      <text:p text:style-name="Standard"><text:soft-page-break/>https://www.digitalocean.com/community/tutorials/how-to-enable-sftp-without-shell-access-on-centos-7</text:p>
      <text:p text:style-name="Standard"/>
      <text:p text:style-name="Standard">~command to list the users</text:p>
      <text:p text:style-name="Standard"/>
      <text:p text:style-name="Standard">#cut -d: -f1 /etc/passwd</text:p>
      <text:p text:style-name="Standard"/>
      <text:p text:style-name="Standard">#less /etc/passwd</text:p>
      <text:p text:style-name="P2"/>
      <text:p text:style-name="P1"/>
      <text:p text:style-name="Standard">Custom RDP port for Windows</text:p>
      <text:p text:style-name="Standard"/>
      <text:p text:style-name="Standard">Run :&gt;regedit</text:p>
      <text:p text:style-name="Standard">HKEY_LOCAL_MACHINE</text:p>
      <text:p text:style-name="Standard">SYSTEM</text:p>
      <text:p text:style-name="Standard">CurrentControlSet</text:p>
      <text:p text:style-name="Standard">Control</text:p>
      <text:p text:style-name="Standard">Terminal Server</text:p>
      <text:p text:style-name="Standard">RDP-TCP</text:p>
      <text:p text:style-name="Standard">Search and edit port number</text:p>
      <text:p text:style-name="Standard">Add new Inbound rule for the same in firewall</text:p>
      <text:p text:style-name="Standard">Disabled previous rul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2:48:05.078840095</meta:creation-date>
    <dc:date>2018-12-05T13:49:54.957589711</dc:date>
    <meta:editing-duration>PT1M16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5" meta:paragraph-count="138" meta:word-count="499" meta:character-count="4811" meta:non-whitespace-character-count="4369"/>
  </office:meta>
</office:document-meta>
</file>